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801cm" fo:margin-left="0cm" table:align="left"/>
    </style:style>
    <style:style style:name="Tabella4.A" style:family="table-column">
      <style:table-column-properties style:column-width="9.991cm"/>
    </style:style>
    <style:style style:name="Tabella4.B" style:family="table-column">
      <style:table-column-properties style:column-width="3.81cm"/>
    </style:style>
    <style:style style:name="Tabella4.A1" style:family="table-cell">
      <style:table-cell-properties style:vertical-align=""/>
    </style:style>
    <style:style style:name="Tabla2" style:family="table">
      <style:table-properties style:width="13.907cm" fo:margin-left="0cm" table:align="left"/>
    </style:style>
    <style:style style:name="Tabla2.A" style:family="table-column">
      <style:table-column-properties style:column-width="13.907cm"/>
    </style:style>
    <style:style style:name="Tabla2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26cm" fo:margin-left="0cm" table:align="left"/>
    </style:style>
    <style:style style:name="Tabella7.A" style:family="table-column">
      <style:table-column-properties style:column-width="4.505cm"/>
    </style:style>
    <style:style style:name="Tabella7.B" style:family="table-column">
      <style:table-column-properties style:column-width="4.3cm"/>
    </style:style>
    <style:style style:name="Tabella7.C" style:family="table-column">
      <style:table-column-properties style:column-width="4.72cm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74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3cm"/>
    </style:style>
    <style:style style:name="Tabella8.C" style:family="table-column">
      <style:table-column-properties style:column-width="4.868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4" style:family="paragraph" style:parent-style-name="Table_20_Contents">
      <style:text-properties fo:font-size="10pt" officeooo:rsid="000cf61d" officeooo:paragraph-rsid="0066f64c" style:font-size-asian="8.75pt" style:font-size-complex="10pt"/>
    </style:style>
    <style:style style:name="P5" style:family="paragraph" style:parent-style-name="Table_20_Contents">
      <style:text-properties fo:font-size="10pt" officeooo:paragraph-rsid="008b5ad9" style:font-size-asian="10pt" style:font-size-complex="10pt"/>
    </style:style>
    <style:style style:name="P6" style:family="paragraph" style:parent-style-name="Table_20_Contents">
      <style:text-properties style:text-position="0% 100%" fo:font-size="10pt" officeooo:rsid="0051e678" officeooo:paragraph-rsid="0051e678" style:font-size-asian="8.75pt" style:font-size-complex="10pt"/>
    </style:style>
    <style:style style:name="P7" style:family="paragraph" style:parent-style-name="Table_20_Contents">
      <style:text-properties style:text-position="0% 100%" fo:font-size="10pt" officeooo:rsid="0054309c" officeooo:paragraph-rsid="0066f64c" style:font-size-asian="8.75pt" style:font-size-complex="10pt"/>
    </style:style>
    <style:style style:name="P8" style:family="paragraph" style:parent-style-name="Table_20_Contents">
      <style:text-properties style:text-position="0% 100%" fo:font-size="10pt" officeooo:rsid="0089dd90" officeooo:paragraph-rsid="0089dd90" style:font-size-asian="8.75pt" style:font-size-complex="10pt"/>
    </style:style>
    <style:style style:name="P9" style:family="paragraph" style:parent-style-name="Table_20_Contents">
      <style:text-properties style:text-position="0% 100%" fo:font-size="10pt" officeooo:rsid="005fd429" officeooo:paragraph-rsid="005fd429" style:font-size-asian="8.75pt" style:font-size-complex="10pt"/>
    </style:style>
    <style:style style:name="P10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11" style:family="paragraph" style:parent-style-name="Table_20_Contents">
      <style:text-properties style:text-position="0% 100%" fo:font-size="10pt" fo:font-weight="bold" officeooo:rsid="003bc75f" officeooo:paragraph-rsid="00357934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13" style:family="paragraph" style:parent-style-name="Table_20_Contents">
      <style:text-properties style:text-position="0% 100%" fo:font-size="10pt" fo:font-weight="bold" officeooo:rsid="007e075c" officeooo:paragraph-rsid="008b5ad9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line-height="100%"/>
      <style:text-properties officeooo:paragraph-rsid="006774b6"/>
    </style:style>
    <style:style style:name="P15" style:family="paragraph" style:parent-style-name="Table_20_Contents">
      <style:paragraph-properties fo:line-height="100%"/>
      <style:text-properties style:font-name="Linux Biolinum G" fo:font-size="18pt" fo:font-weight="bold" officeooo:paragraph-rsid="0066f64c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fo:font-size="10pt" officeooo:rsid="001bd869" officeooo:paragraph-rsid="0066f64c" style:font-size-asian="8.75pt" style:font-size-complex="10pt"/>
    </style:style>
    <style:style style:name="P17" style:family="paragraph" style:parent-style-name="Table_20_Contents">
      <style:text-properties fo:font-size="8pt" officeooo:rsid="001bd869" officeooo:paragraph-rsid="0066f64c" style:font-size-asian="7pt" style:font-size-complex="8pt"/>
    </style:style>
    <style:style style:name="P18" style:family="paragraph" style:parent-style-name="Table_20_Contents">
      <style:paragraph-properties fo:line-height="100%"/>
      <style:text-properties fo:font-size="6pt" officeooo:rsid="001bd869" officeooo:paragraph-rsid="0066f64c" style:font-size-asian="5.25pt" style:font-size-complex="6pt"/>
    </style:style>
    <style:style style:name="P19" style:family="paragraph" style:parent-style-name="Table_20_Contents">
      <style:text-properties fo:font-size="6pt" officeooo:rsid="001bd869" officeooo:paragraph-rsid="0066f64c" style:font-size-asian="5.25pt" style:font-size-complex="6pt"/>
    </style:style>
    <style:style style:name="P20" style:family="paragraph" style:parent-style-name="Table_20_Contents">
      <style:text-properties style:font-name="Liberation Serif1" fo:font-size="10pt" officeooo:paragraph-rsid="008a29e4" style:font-size-asian="8.75pt" style:font-size-complex="10pt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90eab0" fo:background-color="transparent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Liberation Serif1" fo:font-size="6pt" fo:font-weight="bold" officeooo:rsid="003bc75f" officeooo:paragraph-rsid="008a29e4" style:font-size-asian="5.25pt" style:font-weight-asian="bold" style:font-size-complex="6pt" style:font-weight-complex="bold"/>
    </style:style>
    <style:style style:name="P23" style:family="paragraph" style:parent-style-name="Table_20_Contents">
      <style:text-properties style:font-name="Liberation Serif1" fo:font-size="6pt" fo:font-weight="bold" officeooo:rsid="003635b5" officeooo:paragraph-rsid="008a29e4" style:font-size-asian="5.25pt" style:font-weight-asian="bold" style:font-size-complex="6pt" style:font-weight-complex="bold"/>
    </style:style>
    <style:style style:name="P24" style:family="paragraph" style:parent-style-name="Table_20_Contents">
      <style:text-properties style:font-name="Liberation Serif1" fo:font-size="10pt" fo:font-weight="bold" officeooo:rsid="004870df" officeooo:paragraph-rsid="008a29e4" style:font-size-asian="8.75pt" style:font-weight-asian="bold" style:font-size-complex="10pt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8b5ad9" fo:background-color="transparent" style:font-size-asian="8.75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08b5ad9"/>
    </style:style>
    <style:style style:name="P27" style:family="paragraph" style:parent-style-name="Table_20_Contents">
      <style:text-properties fo:font-variant="normal" fo:text-transform="none" fo:color="#000000" loext:opacity="100%" style:font-name="Liberation Serif1" fo:font-size="10pt" fo:letter-spacing="normal" fo:font-style="normal" fo:font-weight="bold" officeooo:rsid="0066e4a6" officeooo:paragraph-rsid="008b5ad9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color="#000000" loext:opacity="100%" style:font-name="Liberation Serif1" fo:font-size="9pt" fo:font-weight="bold" officeooo:rsid="0064ecbd" officeooo:paragraph-rsid="0071f6f4" style:font-size-asian="10pt" style:font-weight-asian="bold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paragraph-rsid="008b5ad9"/>
    </style:style>
    <style:style style:name="P30" style:family="paragraph" style:parent-style-name="Table_20_Contents">
      <style:paragraph-properties fo:text-align="start" style:justify-single-word="false"/>
      <style:text-properties fo:font-size="10pt" officeooo:rsid="001bd869" officeooo:paragraph-rsid="0090eab0" style:font-size-asian="8.75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fo:font-size="10pt" fo:font-weight="normal" officeooo:rsid="001bd869" officeooo:paragraph-rsid="003bc75f" style:font-size-asian="8.75pt" style:font-weight-asian="normal" style:font-size-complex="10pt" style:font-weight-complex="normal"/>
    </style:style>
    <style:style style:name="P32" style:family="paragraph" style:parent-style-name="Table_20_Contents">
      <style:text-properties officeooo:paragraph-rsid="008f7c99"/>
    </style:style>
    <style:style style:name="P33" style:family="paragraph" style:parent-style-name="Table_20_Contents">
      <style:text-properties style:font-name="Liberation Serif1" fo:font-size="10pt" fo:font-weight="normal" officeooo:paragraph-rsid="0066f64c" style:font-size-asian="8.75pt" style:font-weight-asian="normal" style:font-size-complex="10pt" style:font-weight-complex="normal"/>
    </style:style>
    <style:style style:name="P34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35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36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fo:font-size="7pt" fo:font-weight="bold" officeooo:rsid="00687f71" officeooo:paragraph-rsid="0066f64c" style:font-size-asian="7pt" style:font-weight-asian="bold" style:font-size-complex="7pt" style:font-weight-complex="bold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66f64c" style:font-size-asian="7pt" style:font-weight-asian="bold" style:font-size-complex="7pt" style:font-weight-complex="bold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654d8d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6pt" officeooo:rsid="00074357" officeooo:paragraph-rsid="00654d8d" style:font-size-asian="5.25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fo:font-size="8pt" officeooo:paragraph-rsid="0066f64c" style:font-size-asian="8pt" style:font-size-complex="8pt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8bcc40" style:font-size-asian="8pt" style:font-size-complex="8pt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fo:font-size="8pt" officeooo:paragraph-rsid="008bcc40" style:font-size-asian="8pt" style:font-size-complex="8pt"/>
    </style:style>
    <style:style style:name="P44" style:family="paragraph" style:parent-style-name="Standard">
      <style:text-properties fo:font-size="8pt" officeooo:paragraph-rsid="008bcc40" style:font-size-asian="8pt" style:font-size-complex="8pt"/>
    </style:style>
    <style:style style:name="P45" style:family="paragraph" style:parent-style-name="Standard">
      <style:text-properties fo:color="#000000" loext:opacity="100%" fo:font-size="8pt" officeooo:paragraph-rsid="008bcc40" style:font-size-asian="8pt" style:font-size-complex="8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8bcc40" style:font-size-asian="8pt" style:font-size-complex="8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8bcc40" style:font-size-asian="8pt" style:font-size-complex="8pt"/>
    </style:style>
    <style:style style:name="P48" style:family="paragraph" style:parent-style-name="Standard">
      <style:text-properties officeooo:paragraph-rsid="008bcc40"/>
    </style:style>
    <style:style style:name="P49" style:family="paragraph" style:parent-style-name="Table_20_Contents">
      <style:paragraph-properties fo:text-align="start" style:justify-single-word="false"/>
      <style:text-properties officeooo:rsid="00074357" officeooo:paragraph-rsid="00654d8d"/>
    </style:style>
    <style:style style:name="P50" style:family="paragraph" style:parent-style-name="Table_20_Contents">
      <style:paragraph-properties fo:text-align="center" style:justify-single-word="false"/>
      <style:text-properties fo:font-size="6pt" officeooo:rsid="00074357" officeooo:paragraph-rsid="00654d8d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6f64c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position="0% 100%" style:font-name="Liberation Serif1" fo:font-size="8pt" officeooo:rsid="000aeb6e" officeooo:paragraph-rsid="0066f64c" style:font-size-asian="8pt" style:font-size-complex="8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8b5ad9" style:font-size-asian="8pt" style:font-size-complex="8pt"/>
    </style:style>
    <style:style style:name="P5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8b5ad9" style:font-size-asian="8pt" style:font-size-complex="8pt"/>
    </style:style>
    <style:style style:name="P55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8b5ad9" style:font-size-asian="8pt" style:font-size-complex="8pt"/>
    </style:style>
    <style:style style:name="P5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8b5ad9" style:font-size-asian="8pt" style:font-size-complex="8pt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8b5ad9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8cf68e" officeooo:paragraph-rsid="008b5ad9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8b5ad9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8b5ad9" style:font-size-asian="8pt" style:font-size-complex="8pt"/>
    </style:style>
    <style:style style:name="P6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8b5ad9" style:font-size-asian="8pt" style:font-size-complex="8pt"/>
    </style:style>
    <style:style style:name="P6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8b5ad9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8b5ad9" style:font-size-asian="8pt" style:font-size-complex="8pt"/>
    </style:style>
    <style:style style:name="P6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8b5ad9" style:font-size-asian="8pt" style:font-size-complex="8pt"/>
    </style:style>
    <style:style style:name="P65" style:family="paragraph" style:parent-style-name="Table_20_Contents">
      <style:paragraph-properties fo:line-height="100%" fo:text-align="start" style:justify-single-word="false"/>
      <style:text-properties officeooo:paragraph-rsid="008b5ad9"/>
    </style:style>
    <style:style style:name="P6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8b5ad9" style:font-size-asian="8pt" style:font-size-complex="8pt"/>
    </style:style>
    <style:style style:name="P6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8b5ad9" style:font-size-asian="8pt" style:font-size-complex="8pt"/>
    </style:style>
    <style:style style:name="P68" style:family="paragraph" style:parent-style-name="Standard">
      <style:paragraph-properties fo:line-height="100%" fo:text-align="start" style:justify-single-word="false"/>
      <style:text-properties officeooo:rsid="008cf68e" officeooo:paragraph-rsid="008b5ad9"/>
    </style:style>
    <style:style style:name="P69" style:family="paragraph" style:parent-style-name="Standard">
      <style:text-properties officeooo:paragraph-rsid="008b5ad9"/>
    </style:style>
    <style:style style:name="P70" style:family="paragraph" style:parent-style-name="Table_20_Contents">
      <style:paragraph-properties fo:text-align="center" style:justify-single-word="false"/>
      <style:text-properties fo:font-size="8pt" officeooo:rsid="000b2db7" officeooo:paragraph-rsid="00654d8d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fo:font-size="8pt" officeooo:paragraph-rsid="00654d8d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654d8d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officeooo:rsid="008ee9eb" officeooo:paragraph-rsid="008bcc40"/>
    </style:style>
    <style:style style:name="P74" style:family="paragraph" style:parent-style-name="Table_20_Contents">
      <style:paragraph-properties fo:text-align="center" style:justify-single-word="false"/>
      <style:text-properties fo:font-size="8pt" officeooo:rsid="008ee9eb" officeooo:paragraph-rsid="008bcc40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fo:font-size="8pt" officeooo:rsid="000b2db7" officeooo:paragraph-rsid="008bcc40" style:font-size-asian="8pt" style:font-size-complex="8pt"/>
    </style:style>
    <style:style style:name="P76" style:family="paragraph" style:parent-style-name="Table_20_Contents">
      <style:paragraph-properties fo:line-height="150%" fo:text-align="start" style:justify-single-word="false"/>
      <style:text-properties officeooo:paragraph-rsid="008bcc40"/>
    </style:style>
    <style:style style:name="P77" style:family="paragraph" style:parent-style-name="Table_20_Contents">
      <style:text-properties fo:font-size="8pt" officeooo:rsid="000cf61d" officeooo:paragraph-rsid="0066f64c" style:font-size-asian="8pt" style:font-size-complex="8pt"/>
    </style:style>
    <style:style style:name="P78" style:family="paragraph" style:parent-style-name="Table_20_Contents">
      <style:text-properties fo:font-size="8pt" officeooo:rsid="000dbb3d" officeooo:paragraph-rsid="0066f64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fo:font-size="8pt" officeooo:rsid="000cf61d" officeooo:paragraph-rsid="006ea379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8bcc40" style:font-size-asian="8pt" style:font-size-complex="8pt"/>
    </style:style>
    <style:style style:name="P81" style:family="paragraph" style:parent-style-name="Table_20_Contents">
      <style:paragraph-properties fo:text-align="center" style:justify-single-word="false"/>
      <style:text-properties fo:font-size="8pt" officeooo:rsid="000cf61d" officeooo:paragraph-rsid="0066f64c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fo:font-size="8pt" officeooo:rsid="009187f2" officeooo:paragraph-rsid="008bcc40" style:font-size-asian="8pt" style:font-size-complex="8pt"/>
    </style:style>
    <style:style style:name="P83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0cf61d" officeooo:paragraph-rsid="00654d8d" style:font-size-asian="5.25pt" style:font-size-complex="6pt"/>
    </style:style>
    <style:style style:name="P84" style:family="paragraph" style:parent-style-name="Table_20_Contents">
      <style:paragraph-properties fo:line-height="100%" fo:text-align="start" style:justify-single-word="false"/>
      <style:text-properties style:text-position="0% 100%" fo:font-size="8pt" officeooo:rsid="000cf61d" officeooo:paragraph-rsid="0066f64c" style:font-size-asian="8pt" style:font-size-complex="8pt"/>
    </style:style>
    <style:style style:name="P85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66f64c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size="8pt" officeooo:rsid="000cf61d" officeooo:paragraph-rsid="0087f5f6" style:font-size-asian="8pt" style:font-size-complex="8pt"/>
    </style:style>
    <style:style style:name="P87" style:family="paragraph" style:parent-style-name="Standard">
      <style:paragraph-properties fo:text-align="center" style:justify-single-word="false"/>
      <style:text-properties fo:font-size="8pt" officeooo:rsid="009187f2" officeooo:paragraph-rsid="008bcc40" style:font-size-asian="8pt" style:font-size-complex="8pt"/>
    </style:style>
    <style:style style:name="P88" style:family="paragraph" style:parent-style-name="Standard">
      <style:paragraph-properties fo:text-align="center" style:justify-single-word="false"/>
      <style:text-properties fo:font-size="8pt" officeooo:rsid="00369424" officeooo:paragraph-rsid="008bcc40" style:font-size-asian="8pt" style:font-size-complex="8pt"/>
    </style:style>
    <style:style style:name="P8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Liberation Serif" fo:font-size="8pt" officeooo:rsid="004b82ae" officeooo:paragraph-rsid="0066f64c" fo:background-color="transparent" style:font-size-asian="8pt" style:font-size-complex="8pt"/>
    </style:style>
    <style:style style:name="P90" style:family="paragraph" style:parent-style-name="Standard">
      <style:paragraph-properties fo:line-height="100%" fo:text-align="start" style:justify-single-word="false"/>
      <style:text-properties style:font-name="Liberation Serif" fo:font-size="8pt" officeooo:rsid="004b82ae" officeooo:paragraph-rsid="0066f64c" fo:background-color="transparent" style:font-size-asian="8pt" style:font-size-complex="8pt"/>
    </style:style>
    <style:style style:name="P91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text-position="0% 100%" style:font-name="Liberation Serif" fo:font-size="9pt" officeooo:rsid="0047fd6f" officeooo:paragraph-rsid="0066f64c" fo:background-color="transparent" style:font-size-asian="9pt" style:font-size-complex="9pt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6pt" officeooo:rsid="00199544" officeooo:paragraph-rsid="00654d8d" style:font-size-asian="5.25pt" style:font-size-complex="6pt"/>
    </style:style>
    <style:style style:name="T1" style:family="text">
      <style:text-properties style:text-position="0% 100%" officeooo:rsid="00357934"/>
    </style:style>
    <style:style style:name="T2" style:family="text">
      <style:text-properties style:text-position="0% 100%" officeooo:rsid="003bc75f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officeooo:rsid="00751488"/>
    </style:style>
    <style:style style:name="T6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7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8" style:family="text">
      <style:text-properties officeooo:rsid="008b8625"/>
    </style:style>
    <style:style style:name="T9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6ea379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3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4" style:family="text">
      <style:text-properties officeooo:rsid="0059a2f3"/>
    </style:style>
    <style:style style:name="T15" style:family="text">
      <style:text-properties fo:font-variant="normal" fo:text-transform="none" fo:color="#000000" loext:opacity="100%" fo:letter-spacing="normal" fo:font-style="normal" officeooo:rsid="008b8625"/>
    </style:style>
    <style:style style:name="T16" style:family="text">
      <style:text-properties officeooo:rsid="005db818" style:font-size-asian="10pt"/>
    </style:style>
    <style:style style:name="T17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19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20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21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22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23" style:family="text">
      <style:text-properties fo:font-size="10pt" officeooo:rsid="001bd869" style:font-size-asian="8.75pt" style:font-size-complex="10pt"/>
    </style:style>
    <style:style style:name="T24" style:family="text">
      <style:text-properties fo:font-size="10pt" officeooo:rsid="0077b8dc" style:font-size-asian="8.75pt" style:font-size-complex="10pt"/>
    </style:style>
    <style:style style:name="T25" style:family="text">
      <style:text-properties fo:font-variant="normal" fo:text-transform="none" fo:color="#212121" loext:opacity="100%" style:font-name="Liberation Serif1" fo:font-size="10pt" fo:letter-spacing="normal" fo:font-style="normal" fo:font-weight="bold" officeooo:rsid="008b8625" style:font-size-asian="8.75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874f4" style:font-size-asian="8.75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186eb" style:font-size-asian="8.75pt" style:font-weight-asian="bold" style:font-size-complex="10pt" style:font-weight-complex="bold"/>
    </style:style>
    <style:style style:name="T29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7b8dc" style:font-size-asian="8.75pt" style:font-weight-asian="bold" style:font-size-complex="10pt" style:font-weight-complex="bold"/>
    </style:style>
    <style:style style:name="T3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1f6f4" style:font-size-asian="8.75pt" style:font-weight-asian="bold" style:font-size-complex="10pt" style:font-weight-complex="bold"/>
    </style:style>
    <style:style style:name="T3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7d5b1" style:font-size-asian="8.75pt" style:font-weight-asian="bold" style:font-size-complex="10pt" style:font-weight-complex="bold"/>
    </style:style>
    <style:style style:name="T3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ef1be" style:font-size-asian="8.75pt" style:font-weight-asian="bold" style:font-size-complex="10pt" style:font-weight-complex="bold"/>
    </style:style>
    <style:style style:name="T33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0103c7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35" style:family="text">
      <style:text-properties fo:font-weight="bold" officeooo:rsid="003bc75f" style:font-weight-asian="bold" style:font-weight-complex="bold"/>
    </style:style>
    <style:style style:name="T36" style:family="text">
      <style:text-properties fo:font-variant="normal" fo:text-transform="none" fo:color="#000000" loext:opacity="100%" style:font-name="Liberation Serif1" fo:letter-spacing="normal" fo:font-style="normal" fo:font-weight="bold" officeooo:rsid="008b8625" fo:background-color="transparent" loext:char-shading-value="0" style:font-weight-asian="bold" style:font-weight-complex="bold"/>
    </style:style>
    <style:style style:name="T37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38" style:family="text">
      <style:text-properties style:font-name="Liberation Serif1" fo:font-size="10pt" fo:font-weight="bold" officeooo:rsid="007adb5d" style:font-size-asian="8.75pt" style:font-weight-asian="bold" style:font-size-complex="10pt" style:font-weight-complex="bold"/>
    </style:style>
    <style:style style:name="T39" style:family="text">
      <style:text-properties style:font-name="Liberation Serif1" fo:font-size="10pt" fo:font-weight="bold" officeooo:rsid="006ea379" style:font-size-asian="8.75pt" style:font-weight-asian="bold" style:font-size-complex="10pt" style:font-weight-complex="bold"/>
    </style:style>
    <style:style style:name="T40" style:family="text">
      <style:text-properties style:font-name="Liberation Serif1" fo:font-size="10pt" fo:font-weight="normal" officeooo:rsid="00587fd6" style:font-size-asian="8.75pt" style:font-weight-asian="normal" style:font-size-complex="10pt" style:font-weight-complex="normal"/>
    </style:style>
    <style:style style:name="T41" style:family="text">
      <style:text-properties officeooo:rsid="00587fd6"/>
    </style:style>
    <style:style style:name="T42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43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44" style:family="text">
      <style:text-properties fo:color="#000000" loext:opacity="100%" fo:font-size="8pt" style:font-size-asian="8pt" style:font-size-complex="8pt"/>
    </style:style>
    <style:style style:name="T45" style:family="text">
      <style:text-properties fo:color="#000000" loext:opacity="100%"/>
    </style:style>
    <style:style style:name="T46" style:family="text">
      <style:text-properties style:font-name="Liberation Serif1" fo:font-size="8pt" officeooo:rsid="007637ce" style:font-size-asian="8pt" style:font-size-complex="8pt"/>
    </style:style>
    <style:style style:name="T47" style:family="text">
      <style:text-properties style:font-name="Liberation Serif1" fo:font-size="8pt" style:font-size-asian="8pt" style:font-size-complex="8pt"/>
    </style:style>
    <style:style style:name="T48" style:family="text">
      <style:text-properties officeooo:rsid="00987dda"/>
    </style:style>
    <style:style style:name="T49" style:family="text">
      <style:text-properties fo:font-variant="normal" fo:text-transform="none" fo:color="#000000" loext:opacity="100%" fo:letter-spacing="normal" fo:font-style="normal" fo:font-weight="normal" officeooo:rsid="008cf68e"/>
    </style:style>
    <style:style style:name="T50" style:family="text">
      <style:text-properties fo:font-variant="normal" fo:text-transform="none" fo:color="#000000" loext:opacity="100%" fo:letter-spacing="normal" fo:font-style="normal" fo:font-weight="normal"/>
    </style:style>
    <style:style style:name="T51" style:family="text">
      <style:text-properties officeooo:rsid="00995fea"/>
    </style:style>
    <style:style style:name="T52" style:family="text">
      <style:text-properties style:font-name="Liberation Serif1" fo:font-size="8pt" officeooo:rsid="008cf68e" style:font-size-asian="8pt" style:font-size-complex="8pt"/>
    </style:style>
    <style:style style:name="T53" style:family="text">
      <style:text-properties style:font-name="Liberation Serif1" fo:font-size="8pt" officeooo:rsid="00995fea" style:font-size-asian="8pt" style:font-size-complex="8pt"/>
    </style:style>
    <style:style style:name="T54" style:family="text">
      <style:text-properties officeooo:rsid="008cf68e"/>
    </style:style>
    <style:style style:name="T55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56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57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58" style:family="text">
      <style:text-properties officeooo:rsid="0025eb9b"/>
    </style:style>
    <style:style style:name="T59" style:family="text">
      <style:text-properties officeooo:rsid="000b2db7"/>
    </style:style>
    <style:style style:name="T60" style:family="text">
      <style:text-properties style:text-position="sub 58%" officeooo:rsid="000b2db7"/>
    </style:style>
    <style:style style:name="T61" style:family="text">
      <style:text-properties style:text-position="0% 100%" officeooo:rsid="0025eb9b"/>
    </style:style>
    <style:style style:name="T62" style:family="text">
      <style:text-properties style:text-position="0% 100%" officeooo:rsid="000b2db7"/>
    </style:style>
    <style:style style:name="T63" style:family="text">
      <style:text-properties style:text-position="sub 58%"/>
    </style:style>
    <style:style style:name="T64" style:family="text">
      <style:text-properties fo:font-size="8pt" officeooo:rsid="0086bb75" style:font-size-asian="8pt" style:font-size-complex="8pt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size="8pt" officeooo:rsid="00995fea" style:font-size-asian="8pt" style:font-size-complex="8pt"/>
    </style:style>
    <style:style style:name="T67" style:family="text">
      <style:text-properties officeooo:rsid="008adbaa"/>
    </style:style>
    <style:style style:name="T68" style:family="text">
      <style:text-properties fo:font-size="8pt" officeooo:rsid="00428fd7" style:font-size-asian="8pt" style:font-size-complex="8pt"/>
    </style:style>
    <style:style style:name="T69" style:family="text">
      <style:text-properties fo:font-size="8pt" officeooo:rsid="002c4f73" style:font-size-asian="8pt" style:font-size-complex="8pt"/>
    </style:style>
    <style:style style:name="T70" style:family="text">
      <style:text-properties fo:font-size="8pt" officeooo:rsid="00428fd7" fo:background-color="transparent" loext:char-shading-value="0" style:font-size-asian="8pt" style:font-size-complex="8pt"/>
    </style:style>
    <style:style style:name="T71" style:family="text">
      <style:text-properties fo:font-size="8pt" officeooo:rsid="002cf859" fo:background-color="transparent" loext:char-shading-value="0" style:font-size-asian="8pt" style:font-size-complex="8pt"/>
    </style:style>
    <style:style style:name="T72" style:family="text">
      <style:text-properties fo:font-size="8pt" officeooo:rsid="008ee9eb" fo:background-color="transparent" loext:char-shading-value="0" style:font-size-asian="8pt" style:font-size-complex="8pt"/>
    </style:style>
    <style:style style:name="T73" style:family="text">
      <style:text-properties fo:font-size="8pt" officeooo:rsid="0099738a" fo:background-color="transparent" loext:char-shading-value="0" style:font-size-asian="8pt" style:font-size-complex="8pt"/>
    </style:style>
    <style:style style:name="T74" style:family="text">
      <style:text-properties officeooo:rsid="002c4f73"/>
    </style:style>
    <style:style style:name="T75" style:family="text">
      <style:text-properties officeooo:rsid="0030a981"/>
    </style:style>
    <style:style style:name="T76" style:family="text">
      <style:text-properties style:text-position="0% 100%"/>
    </style:style>
    <style:style style:name="T77" style:family="text">
      <style:text-properties officeooo:rsid="00408212"/>
    </style:style>
    <style:style style:name="T78" style:family="text">
      <style:text-properties fo:background-color="#ffffff" loext:char-shading-value="0"/>
    </style:style>
    <style:style style:name="T79" style:family="text">
      <style:text-properties fo:font-weight="bold" officeooo:rsid="00408212" fo:background-color="#ffffff" loext:char-shading-value="0" style:font-weight-asian="bold" style:font-weight-complex="bold"/>
    </style:style>
    <style:style style:name="T80" style:family="text">
      <style:text-properties fo:font-weight="bold" officeooo:rsid="007f74c0" fo:background-color="#ffffff" loext:char-shading-value="0" style:font-weight-asian="bold" style:font-weight-complex="bold"/>
    </style:style>
    <style:style style:name="T81" style:family="text">
      <style:text-properties officeooo:rsid="00440b42" fo:background-color="#ffffff" loext:char-shading-value="0"/>
    </style:style>
    <style:style style:name="T82" style:family="text">
      <style:text-properties fo:font-size="8pt" officeooo:rsid="004b82ae" style:font-size-asian="8pt" style:font-size-complex="8pt"/>
    </style:style>
    <style:style style:name="T83" style:family="text">
      <style:text-properties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84" style:family="text">
      <style:text-properties fo:font-size="8pt" fo:font-weight="bold" officeooo:rsid="007f74c0" fo:background-color="#ffffff" loext:char-shading-value="0" style:font-size-asian="8pt" style:font-weight-asian="bold" style:font-size-complex="8pt" style:font-weight-complex="bold"/>
    </style:style>
    <style:style style:name="T85" style:family="text">
      <style:text-properties fo:font-size="8pt" officeooo:rsid="004b82ae" fo:background-color="#ffffff" loext:char-shading-value="0" style:font-size-asian="8pt" style:font-size-complex="8pt"/>
    </style:style>
    <style:style style:name="T86" style:family="text">
      <style:text-properties officeooo:rsid="004b82ae" fo:background-color="#ffffff" loext:char-shading-value="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4"><text:span text:style-name="T1">5</text:span><text:span text:style-name="T2">0</text:span><text:span text:style-name="T1">. <text:s text:c="2"/>Remarques:</text:span><text:span text:style-name="T3"> <text:s text:c="2"/></text:span><text:span text:style-name="T4"><text:s/></text:span><text:span text:style-name="T5"><text:s/></text:span></text:p>
            <text:p text:style-name="P5">-</text:p>
            <text:p text:style-name="P5">-</text:p>
            <text:p text:style-name="P5">-</text:p>
            <text:p text:style-name="P5">-</text:p>
            <text:p text:style-name="P6">-</text:p>
            <text:p text:style-name="P7">Types alternatifs:</text:p>
            <text:p text:style-name="P8">-</text:p>
            <text:p text:style-name="P8">-</text:p>
            <text:p text:style-name="P8">-</text:p>
            <text:p text:style-name="P9">-</text:p>
            <text:p text:style-name="P4"><text:span text:style-name="T6">51. <text:s text:c="2"/>Exemptions</text:span><text:span text:style-name="T7">:</text:span><text:span text:style-name="T4"> <text:s text:c="5"/></text:span></text:p>
            <text:p text:style-name="P10"><text:s text:c="4"/></text:p>
            <text:p text:style-name="P3"/>
            <text:p text:style-name="P3"/>
            <text:p text:style-name="P3"/>
            <text:p text:style-name="P3"/>
            <text:p text:style-name="P11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CdS-<text:span text:style-name="T8">****</text:span>/0<text:span text:style-name="T8">*</text:span></text:p>
          </table:table-cell>
          <table:table-cell table:style-name="Tabella1.B1" office:value-type="string">
            <text:p text:style-name="P14"><text:span text:style-name="T9"><text:s text:c="2"/></text:span><text:span text:style-name="T10">CdS</text:span><text:span text:style-name="T11"> – DATA SHEET </text:span></text:p>
            <text:p text:style-name="P15"><text:span text:style-name="T12"><text:s text:c="3"/></text:span><text:span text:style-name="T13">pour véhicules complets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6"/>
                  <text:p text:style-name="P16"/>
                  <text:p text:style-name="P16">0.1. <text:s text:c="2"/>Faire:</text:p>
                  <text:p text:style-name="P17"/>
                  <text:p text:style-name="P16">0.2. <text:s text:c="2"/>Type:</text:p>
                  <text:p text:style-name="P18"/>
                  <text:p text:style-name="P16"><text:s text:c="9"/><text:span text:style-name="T14">V</text:span>ariante:</text:p>
                  <text:p text:style-name="P19"><text:s/></text:p>
                  <text:p text:style-name="P16"><text:s text:c="9"/>Version:</text:p>
                  <text:p text:style-name="P16"/>
                  <text:p text:style-name="P16">0.2.1. Nom (s) commercial (s):</text:p>
                  <text:p text:style-name="P19"/>
                  <text:p text:style-name="P16">0.4. <text:s text:c="3"/>Catégorie:</text:p>
                  <text:p text:style-name="P19"/>
                  <text:p text:style-name="P16">0.5. <text:s text:c="2"/>Nom et adresse du fabricant</text:p>
                  <text:p text:style-name="P16"><text:s text:c="9"/>du véhicule de base:</text:p>
                  <text:p text:style-name="P16"/>
                  <text:p text:style-name="P16">0.6. Emplacement des plaques statutoty:</text:p>
                </table:table-cell>
                <table:table-cell table:style-name="Tabella2.A1" office:value-type="string">
                  <text:p text:style-name="P20"/>
                  <text:p text:style-name="P20"/>
                  <text:p text:style-name="P21"><text:span text:style-name="T15">COMPLETE</text:span></text:p>
                  <text:p text:style-name="P22"/>
                  <text:p text:style-name="P21"><text:span text:style-name="T15">COMPLETE</text:span></text:p>
                  <text:p text:style-name="P23"/>
                  <text:p text:style-name="P21"><text:span text:style-name="T15">COMPLETE</text:span></text:p>
                  <text:p text:style-name="P23"/>
                  <text:p text:style-name="P21"><text:span text:style-name="T15">COMPLETE</text:span></text:p>
                  <text:p text:style-name="P24"/>
                  <text:p text:style-name="P21"><text:span text:style-name="T15">COMPLETE</text:span></text:p>
                  <text:p text:style-name="P23"/>
                  <text:p text:style-name="P21"><text:span text:style-name="T15">COMPLETE</text:span></text:p>
                  <text:p text:style-name="P23"/>
                  <text:p text:style-name="P25"><text:span text:style-name="T15">COMPLETE</text:span><text:span text:style-name="T16"><text:line-break/></text:span> </text:p>
                </table:table-cell>
              </table:table-row>
            </table:table>
            <text:p text:style-name="P26"><text:span text:style-name="T17"><text:s text:c="2"/></text:span><text:span text:style-name="T18"><text:s text:c="4"/></text:span><text:span text:style-name="T19"><text:s text:c="16"/></text:span><text:span text:style-name="T20">COMPLETE</text:span><text:span text:style-name="T21"><text:line-break/></text:span><text:span text:style-name="T22"> <text:s text:c="21"/></text:span><text:span text:style-name="T20">COMPLETE</text:span></text:p>
            <text:p text:style-name="P27"><text:s text:c="22"/>COMPLETE</text:p>
            <text:p text:style-name="P28"/>
            <text:p text:style-name="P29"><text:span text:style-name="T23"><text:s text:c="3"/></text:span><text:span text:style-name="T24">N</text:span><text:span text:style-name="T23">uméro d'identification du véhicule: </text:span><text:span text:style-name="T25">COMPLETE</text:span><text:span text:style-name="T26"> </text:span><text:span text:style-name="T27"><text:s/></text:span><text:span text:style-name="T28"><text:s/></text:span><text:span text:style-name="T27"><text:s text:c="4"/></text:span><text:span text:style-name="T29"><text:s/></text:span><text:span text:style-name="T27"><text:s/></text:span><text:span text:style-name="T30"><text:s/></text:span><text:span text:style-name="T27"><text:s/></text:span><text:span text:style-name="T31"><text:s/></text:span><text:span text:style-name="T32"><text:s/></text:span><text:span text:style-name="T27"><text:s text:c="9"/></text:span><text:span text:style-name="T33"><text:s/></text:span><text:span text:style-name="T27"><text:s text:c="4"/></text:span><text:span text:style-name="T34"><text:s/></text:span><text:span text:style-name="T27"><text:s/></text:span><text:span text:style-name="T34"><text:s/></text:span><text:span text:style-name="T35"><text:s/></text:span></text:p>
            <text:p text:style-name="P30"><text:s text:c="3"/>Emplacement du numéro d'identification du véhicule: <text:span text:style-name="T36">COMPLETE</text:span></text:p>
            <text:p text:style-name="P31"/>
            <text:p text:style-name="P32"><text:span text:style-name="T37"><text:s text:c="3"/>avec l'implication <text:s/></text:span><text:span text:style-name="T20">COMPLETE</text:span><text:span text:style-name="T38"> </text:span><text:span text:style-name="T39"><text:s/></text:span><text:span text:style-name="T40">remis le</text:span><text:span text:style-name="T37"> </text:span><text:span text:style-name="T20">COMPLETE</text:span></text:p>
            <text:p text:style-name="P33"><text:s text:c="3"/><text:span text:style-name="T41">type décrit à tous égards.</text:span></text:p>
            <text:p text:style-name="P34"><text:s text:c="3"/></text:p>
            <text:p text:style-name="P35"/>
            <text:p text:style-name="P26"><text:span text:style-name="T42"><text:s text:c="28"/></text:span><text:span text:style-name="T43"><text:s text:c="82"/></text:span><text:span text:style-name="T42"><text:s/>Date: </text:span><text:span text:style-name="T20">COMPLETE</text:span></text:p>
            <text:p text:style-name="P35"/>
            <text:p text:style-name="P35"/>
            <text:p text:style-name="P36"><draw:frame draw:style-name="fr1" draw:name="Marco2" text:anchor-type="paragraph" svg:x="0.875cm" svg:y="0.041cm" svg:width="3.542cm" draw:z-index="0"><draw:text-box fo:min-height="2.655cm"><text:p text:style-name="Frame_20_contents"/></draw:text-box></draw:frame></text:p>
          </table:table-cell>
        </table:table-row>
      </table:table>
      <text:p text:style-name="P37"><text:s text:c="228"/>Les données de ce document sont obtenues à partir d'une recherche dans la base de données. </text:p>
      <text:p text:style-name="P38"><text:s text:c="228"/>Les informations peuvent différer de l'état du véhicule. Aucune inspection physique du véhicule n'a été effectuée.</text:p>
      <text:p text:style-name="P39"/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40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41">1. Nombre d'essieux / roues:</text:p>
                  <text:p text:style-name="P41"/>
                  <text:p text:style-name="P41">2. Essieux moteurs:</text:p>
                  <text:p text:style-name="P41"/>
                  <text:p text:style-name="P41">3. Empattement: (mm)</text:p>
                  <text:p text:style-name="P41"/>
                  <text:p text:style-name="P41">5. Voie des essieux - 1/2: (mm)</text:p>
                  <text:p text:style-name="P41"/>
                  <text:p text:style-name="P41">6.1. Longueur: (mm)</text:p>
                  <text:p text:style-name="P41"/>
                  <text:p text:style-name="P41">7.1. Largeur: (mm)</text:p>
                  <text:p text:style-name="P41"/>
                  <text:p text:style-name="P41">8. Hauteur: <text:s/>(mm)</text:p>
                  <text:p text:style-name="P41"/>
                  <text:p text:style-name="P41">11. Porte-à-faux arrière: (mm)</text:p>
                  <text:p text:style-name="P41"/>
                  <text:p text:style-name="P41">12.1. Masse du véhicule avec carrosserie en ordre de marche: (kg)</text:p>
                  <text:p text:style-name="P41"/>
                  <text:p text:style-name="P41">14.1. Masse en charge maximale techniquement admissible: (kg)</text:p>
                  <text:p text:style-name="P41"/>
                  <text:p text:style-name="P41">14.2. Répartition de cette masse entre les essieux - 1/2: (kg)</text:p>
                  <text:p text:style-name="P41"/>
                  <text:p text:style-name="P41">14.3. Techniquement perm. masse max sur chaque essieu - 1/2: (kg)</text:p>
                  <text:p text:style-name="P41"/>
                  <text:p text:style-name="P41">16. Charge maximale autorisée sur le toit: (kg)</text:p>
                  <text:p text:style-name="P41"/>
                  <text:p text:style-name="P41">17. Masse maximale de la remorque - freinée / non freinée: (kg)</text:p>
                  <text:p text:style-name="P41"/>
                  <text:p text:style-name="P41">18. Masse maximale de l'ensemble: (kg)</text:p>
                  <text:p text:style-name="P41"/>
                  <text:p text:style-name="P41">19.1. Charge verticale maximale au point d'attelage d'une remorque: (kg)</text:p>
                  <text:p text:style-name="P41"/>
                  <text:p text:style-name="P41">20. Constructeur du moteur:</text:p>
                  <text:p text:style-name="P41"/>
                  <text:p text:style-name="P41">21. Code moteur tel qu'indiqué sur le moteur:</text:p>
                  <text:p text:style-name="P41"/>
                  <text:p text:style-name="P41">22. Principe de fonctionnement:</text:p>
                  <text:p text:style-name="P41"/>
                  <text:p text:style-name="P41">22.1. Injection directe:</text:p>
                  <text:p text:style-name="P41"/>
                  <text:p text:style-name="P41">23. Électrique pur:</text:p>
                  <text:p text:style-name="P41"/>
                  <text:p text:style-name="P41">23.1 Véhicule hybride [électrique]:</text:p>
                  <text:p text:style-name="P41"/>
                  <text:p text:style-name="P41">24. Nombre et disposition des cylindres:</text:p>
                  <text:p text:style-name="P41"/>
                  <text:p text:style-name="P41">25. Capacité: (cm3)</text:p>
                  <text:p text:style-name="P41"/>
                  <text:p text:style-name="P41">26. Carburant:</text:p>
                  <text:p text:style-name="P41"/>
                  <text:p text:style-name="P41">27. Puissance nette maximale: (kW/min -1)</text:p>
                  <text:p text:style-name="P41"/>
                  <text:p text:style-name="P41">28. Embrayage (type):</text:p>
                  <text:p text:style-name="P41"/>
                  <text:p text:style-name="P41">29. Boîte de vitesses (type):</text:p>
                  <text:p text:style-name="P41"/>
                  <text:p text:style-name="P41">29.1. Équipement:</text:p>
                </table:table-cell>
                <table:table-cell table:style-name="Tabella4.A1" office:value-type="string">
                  <text:p text:style-name="P42"/>
                  <table:table table:name="Tabla2" table:style-name="Tabla2">
                    <table:table-column table:style-name="Tabla2.A"/>
                    <table:table-row>
                      <table:table-cell table:style-name="Tabla2.A1" office:value-type="string">
                        <text:p text:style-name="P43" loext:marker-style-name="T44"><text:span text:style-name="T45">{{B1}}</text:span></text:p>
                        <text:p text:style-name="P44"/>
                        <text:p text:style-name="P45">{{B2}}</text:p>
                        <text:p text:style-name="P46" loext:marker-style-name="T44"/>
                        <text:p text:style-name="P43" loext:marker-style-name="T44"><text:span text:style-name="T45">{{B3}} <text:s text:c="11"/></text:span></text:p>
                        <text:p text:style-name="P46" loext:marker-style-name="T44"/>
                        <text:p text:style-name="P43" loext:marker-style-name="T44"><text:span text:style-name="T45">{{B4}}</text:span></text:p>
                        <text:p text:style-name="P46" loext:marker-style-name="T44"/>
                        <text:p text:style-name="P43" loext:marker-style-name="T44"><text:span text:style-name="T45">{{B5}}</text:span></text:p>
                        <text:p text:style-name="P46" loext:marker-style-name="T44"/>
                        <text:p text:style-name="P43" loext:marker-style-name="T44"><text:span text:style-name="T45">{{B6}}</text:span></text:p>
                        <text:p text:style-name="P46" loext:marker-style-name="T44"/>
                        <text:p text:style-name="P43" loext:marker-style-name="T44"><text:span text:style-name="T45">{{B7}}</text:span></text:p>
                        <text:p text:style-name="P46" loext:marker-style-name="T44"/>
                        <text:p text:style-name="P43" loext:marker-style-name="T44"><text:span text:style-name="T45">{{B8}}</text:span></text:p>
                        <text:p text:style-name="P46" loext:marker-style-name="T44"/>
                        <text:p text:style-name="P43" loext:marker-style-name="T44"><text:span text:style-name="T45">{{B9}}</text:span></text:p>
                        <text:p text:style-name="P46" loext:marker-style-name="T44"/>
                        <text:p text:style-name="P43" loext:marker-style-name="T44"><text:span text:style-name="T45">{{B10}}</text:span></text:p>
                        <text:p text:style-name="P46" loext:marker-style-name="T44"/>
                        <text:p text:style-name="P43" loext:marker-style-name="T44"><text:span text:style-name="T45">{{B11}}</text:span></text:p>
                        <text:p text:style-name="P46" loext:marker-style-name="T44"/>
                        <text:p text:style-name="P43" loext:marker-style-name="T44"><text:span text:style-name="T45">{{B12}}</text:span></text:p>
                        <text:p text:style-name="P46" loext:marker-style-name="T44"/>
                        <text:p text:style-name="P43" loext:marker-style-name="T44"><text:span text:style-name="T45">{{B13}}</text:span></text:p>
                        <text:p text:style-name="P46" loext:marker-style-name="T44"/>
                        <text:p text:style-name="P43" loext:marker-style-name="T44"><text:span text:style-name="T45">{{B14}}</text:span></text:p>
                        <text:p text:style-name="P46" loext:marker-style-name="T44"/>
                        <text:p text:style-name="P43" loext:marker-style-name="T44"><text:span text:style-name="T45">{{B15}}</text:span></text:p>
                        <text:p text:style-name="P46" loext:marker-style-name="T44"/>
                        <text:p text:style-name="P43" loext:marker-style-name="T44"><text:span text:style-name="T45">{{B16}}</text:span></text:p>
                        <text:p text:style-name="P46" loext:marker-style-name="T44"/>
                        <text:p text:style-name="P43" loext:marker-style-name="T44"><text:span text:style-name="T45">{{B17}}</text:span></text:p>
                        <text:p text:style-name="P46" loext:marker-style-name="T44"/>
                        <text:p text:style-name="P43" loext:marker-style-name="T44"><text:span text:style-name="T45">{{B18}}</text:span></text:p>
                        <text:p text:style-name="P46" loext:marker-style-name="T44"/>
                        <text:p text:style-name="P47" loext:marker-style-name="T44"><text:span text:style-name="T45">{{B19}}</text:span></text:p>
                        <text:p text:style-name="P46" loext:marker-style-name="T44"/>
                        <text:p text:style-name="P47" loext:marker-style-name="T44"><text:span text:style-name="T45">{{B20}}</text:span></text:p>
                        <text:p text:style-name="P46" loext:marker-style-name="T44"/>
                        <text:p text:style-name="P47" loext:marker-style-name="T44"><text:span text:style-name="T45">{{B21}}</text:span></text:p>
                        <text:p text:style-name="P46" loext:marker-style-name="T44"/>
                        <text:p text:style-name="P47" loext:marker-style-name="T44"><text:span text:style-name="T45">{{B22}}</text:span></text:p>
                        <text:p text:style-name="P46" loext:marker-style-name="T44"/>
                        <text:p text:style-name="P43" loext:marker-style-name="T44"><text:span text:style-name="T45">{{B23}}</text:span></text:p>
                        <text:p text:style-name="P46" loext:marker-style-name="T44"/>
                        <text:p text:style-name="P43" loext:marker-style-name="T44"><text:span text:style-name="T45">{{B24}}</text:span></text:p>
                        <text:p text:style-name="P46" loext:marker-style-name="T44"/>
                        <text:p text:style-name="P43" loext:marker-style-name="T44"><text:span text:style-name="T45">{{B25}}</text:span></text:p>
                        <text:p text:style-name="P46" loext:marker-style-name="T44"/>
                        <text:p text:style-name="P43" loext:marker-style-name="T44"><text:span text:style-name="T45">{{B26}}</text:span></text:p>
                        <text:p text:style-name="P46" loext:marker-style-name="T44"/>
                        <text:p text:style-name="P43" loext:marker-style-name="T44"><text:span text:style-name="T45">{{B27}}</text:span></text:p>
                        <text:p text:style-name="P46" loext:marker-style-name="T44"/>
                        <text:p text:style-name="P43" loext:marker-style-name="T44"><text:span text:style-name="T45">{{B28}}</text:span></text:p>
                        <text:p text:style-name="P46" loext:marker-style-name="T44"/>
                        <text:p text:style-name="P43" loext:marker-style-name="T44"><text:span text:style-name="T45">{{B29}}</text:span></text:p>
                        <text:p text:style-name="P44"/>
                      </table:table-cell>
                    </table:table-row>
                  </table:table>
                  <text:p text:style-name="P48"/>
                </table:table-cell>
              </table:table-row>
            </table:table>
            <text:p text:style-name="P49"/>
          </table:table-cell>
          <table:table-cell table:style-name="Tabella3.B1" office:value-type="string">
            <text:p text:style-name="P50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51">30. Rapport de transmission final:</text:p>
                  <text:p text:style-name="P51"/>
                  <text:p text:style-name="P51">32. Pneus et roues:</text:p>
                  <text:p text:style-name="P51"><text:s text:c="14"/>Pneus sur roues 1:</text:p>
                  <text:p text:style-name="P51"><text:s text:c="14"/>Pneus sur roues 2:</text:p>
                  <text:p text:style-name="P51"/>
                  <text:p text:style-name="P51">34. Direction, méthode d'assistance:</text:p>
                  <text:p text:style-name="P51"/>
                  <text:p text:style-name="P51">35. Brève description du système de freinage:</text:p>
                  <text:p text:style-name="P51"/>
                  <text:p text:style-name="P51"/>
                  <text:p text:style-name="P51"/>
                  <text:p text:style-name="P51">37. Type de carrosserie:</text:p>
                  <text:p text:style-name="P51"/>
                  <text:p text:style-name="P51">38. Couleur du véhicule:</text:p>
                  <text:p text:style-name="P51"/>
                  <text:p text:style-name="P51">41. Nombre et configuration des portes:</text:p>
                  <text:p text:style-name="P51"/>
                  <text:p text:style-name="P51">42.1. Nombre et emplacement des sièges:</text:p>
                  <text:p text:style-name="P51"/>
                  <text:p text:style-name="P51">43.1. Marque d'homologation de type CE du dispositif </text:p>
                  <text:p text:style-name="P51"><text:s text:c="9"/>couplind le cas échéant:</text:p>
                  <text:p text:style-name="P51"/>
                  <text:p text:style-name="P51">44. Vitesse maximale: (km/h)</text:p>
                  <text:p text:style-name="P51"/>
                  <text:p text:style-name="P51">45. Niveau sonore:</text:p>
                  <text:p text:style-name="P51"><text:s text:c="10"/>Stationnaire (dB (A)) au régime moteur (min-1)</text:p>
                  <text:p text:style-name="P51"><text:s text:c="10"/>Passage (dB (A)):</text:p>
                  <text:p text:style-name="P51"/>
                  <text:p text:style-name="P51">46. <text:s text:c="3"/>Norme d'émissions:</text:p>
                  <text:p text:style-name="P52">46.1. Émission d'échappement :</text:p>
                </table:table-cell>
                <table:table-cell office:value-type="string">
                  <table:table table:name="Tabla1" table:style-name="Tabla1">
                    <table:table-column table:style-name="Tabla1.A"/>
                    <table:table-row table:style-name="Tabla1.1">
                      <table:table-cell office:value-type="string">
                        <text:p text:style-name="P26"><text:span text:style-name="T46">{</text:span><text:span text:style-name="T47">{B30}}</text:span></text:p>
                        <text:p text:style-name="P53"/>
                        <text:p text:style-name="P54"/>
                        <text:p text:style-name="P55">COMPLETE</text:p>
                        <text:p text:style-name="P56"><text:span text:style-name="T48">COMPLETE</text:span> <text:s text:c="2"/></text:p>
                        <text:p text:style-name="P57"/>
                        <text:p text:style-name="P54"><text:span text:style-name="T49">COMPLETE (Autodata)</text:span><text:span text:style-name="T50"> </text:span></text:p>
                        <text:p text:style-name="P54"/>
                        <text:p text:style-name="P58">COMPLETE (Autodata) / COMPLETE (Autodata)</text:p>
                        <text:p text:style-name="P58">COMPLETE (Autodata) / COMPLETE (Autodata)</text:p>
                        <text:p text:style-name="P54">ABS </text:p>
                        <text:p text:style-name="P54"/>
                        <text:p text:style-name="P59"><text:span text:style-name="T49">COMPLETE (Autodata)</text:span> </text:p>
                        <text:p text:style-name="P60"/>
                        <text:p text:style-name="P61">COMPLETE (Autodata)</text:p>
                        <text:p text:style-name="P62"/>
                        <text:p text:style-name="P58">COMPLETE (Autodata)</text:p>
                        <text:p text:style-name="P60"/>
                        <text:p text:style-name="P58">COMPLETE (Autodata)</text:p>
                        <text:p text:style-name="P63"/>
                        <text:p text:style-name="P64">{{B3<text:span text:style-name="T51">1</text:span>}}</text:p>
                        <text:p text:style-name="P54"/>
                        <text:p text:style-name="P54"/>
                        <text:p text:style-name="P64">{{B3<text:span text:style-name="T51">2</text:span>}}</text:p>
                        <text:p text:style-name="P54"/>
                        <text:p text:style-name="P54"/>
                        <text:p text:style-name="P65"><text:span text:style-name="T52">{{B3</text:span><text:span text:style-name="T53">3</text:span><text:span text:style-name="T52">}} </text:span></text:p>
                        <text:p text:style-name="P64">{{B34}}</text:p>
                        <text:p text:style-name="P66"/>
                        <text:p text:style-name="P67"><text:span text:style-name="T54">{{B3</text:span><text:span text:style-name="T51">5</text:span><text:span text:style-name="T54">}}</text:span></text:p>
                        <text:p text:style-name="P68"><text:span text:style-name="T55">{</text:span><text:span text:style-name="T56">{B3</text:span><text:span text:style-name="T57">6</text:span><text:span text:style-name="T56">}}</text:span></text:p>
                      </table:table-cell>
                    </table:table-row>
                  </table:table>
                  <text:p text:style-name="P69"/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70">CO <text:span text:style-name="T58">(</text:span>g/km<text:span text:style-name="T58">)</text:span>:</text:p>
                  <text:p text:style-name="P70">HC <text:span text:style-name="T58">(</text:span>g/km<text:span text:style-name="T58">)</text:span>:</text:p>
                  <text:p text:style-name="P71"><text:span text:style-name="T59">NO</text:span><text:span text:style-name="T60">X </text:span><text:span text:style-name="T61">(</text:span><text:span text:style-name="T62">g/km</text:span><text:span text:style-name="T61">):</text:span></text:p>
                  <text:p text:style-name="P72">HC+NO<text:span text:style-name="T63">X </text:span><text:span text:style-name="T58">(</text:span>g/km<text:span text:style-name="T58">)</text:span>:</text:p>
                  <text:p text:style-name="P72">k – valeur <text:span text:style-name="T58">(</text:span>g/km<text:span text:style-name="T58">)</text:span>:</text:p>
                  <text:p text:style-name="P72">Particules <text:span text:style-name="T58">(</text:span>g/km<text:span text:style-name="T58">):</text:span></text:p>
                </table:table-cell>
                <table:table-cell table:style-name="Tabella6.A1" office:value-type="string">
                  <text:p text:style-name="P73"><text:span text:style-name="T64">{</text:span><text:span text:style-name="T65">{B</text:span><text:span text:style-name="T66">37</text:span><text:span text:style-name="T65">}}</text:span></text:p>
                  <text:p text:style-name="P74">{{B<text:span text:style-name="T51">38</text:span>}}</text:p>
                  <text:p text:style-name="P73"><text:span text:style-name="T65">{</text:span><text:span text:style-name="T64">{</text:span><text:span text:style-name="T65">B</text:span><text:span text:style-name="T66">39</text:span><text:span text:style-name="T65">}}</text:span></text:p>
                  <text:p text:style-name="P73"><text:span text:style-name="T64">{</text:span><text:span text:style-name="T65">{B</text:span><text:span text:style-name="T66">40</text:span><text:span text:style-name="T65">}}</text:span></text:p>
                  <text:p text:style-name="P75">- - - -</text:p>
                  <text:p text:style-name="P74"><text:span text:style-name="T67">{{B4</text:span><text:span text:style-name="T51">1</text:span><text:span text:style-name="T67">}}</text:span></text:p>
                </table:table-cell>
                <table:table-cell table:style-name="Tabella6.A1" office:value-type="string">
                  <text:p text:style-name="P70">- - - - </text:p>
                  <text:p text:style-name="P70">- - - - </text:p>
                  <text:p text:style-name="P70">- - - - </text:p>
                  <text:p text:style-name="P70">- - - - </text:p>
                  <text:p text:style-name="P70">- - - - </text:p>
                  <text:p text:style-name="P70">- - - - </text:p>
                </table:table-cell>
                <table:table-cell table:style-name="Tabella6.A1" office:value-type="string">
                  <text:p text:style-name="P71">- - - - </text:p>
                  <text:p text:style-name="P71">- - - - </text:p>
                  <text:p text:style-name="P71">- - - - </text:p>
                  <text:p text:style-name="P71">- - - - </text:p>
                  <text:p text:style-name="P71">- - - - </text:p>
                  <text:p text:style-name="P71">- - - - </text:p>
                </table:table-cell>
              </table:table-row>
            </table:table>
            <text:p text:style-name="P76"><text:span text:style-name="T68">4</text:span><text:span text:style-name="T69">6</text:span><text:span text:style-name="T68">.</text:span><text:span text:style-name="T69">2</text:span><text:span text:style-name="T68"> <text:s text:c="2"/>Fumée (valeur corrigée du coefficient d'absorption) <text:s text:c="56"/></text:span><text:span text:style-name="T70"><text:s text:c="18"/></text:span><text:span text:style-name="T71"><text:s/></text:span><text:span text:style-name="T72">{{B4</text:span><text:span text:style-name="T73">2</text:span><text:span text:style-name="T72">}}</text:span><text:span text:style-name="T70"> m-1</text:span></text:p>
            <text:p text:style-name="P77">4<text:span text:style-name="T74">7</text:span>. Émissions de CO2/<text:span text:style-name="T75">C</text:span>onsommation de carburant <text:span text:style-name="T75">v</text:span>aleurs NEDC:<text:span text:style-name="T76"> <text:s text:c="15"/></text:span></text:p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office:value-type="string">
                  <text:p text:style-name="P78"/>
                  <text:p text:style-name="P78">conditions urbaines:</text:p>
                  <text:p text:style-name="P78">conditions extra-urbaines:</text:p>
                  <text:p text:style-name="P78">combiné:</text:p>
                </table:table-cell>
                <table:table-cell table:style-name="Tabella7.A1" office:value-type="string">
                  <text:p text:style-name="P79">CO<text:span text:style-name="T63">2</text:span><text:span text:style-name="T76">(g/km)</text:span></text:p>
                  <text:p text:style-name="P80">{{B4<text:span text:style-name="T51">3</text:span>}}</text:p>
                  <text:p text:style-name="P80">{{B4<text:span text:style-name="T51">4</text:span>}}</text:p>
                  <text:p text:style-name="P80">{{B4<text:span text:style-name="T51">5</text:span>}}</text:p>
                </table:table-cell>
                <table:table-cell table:style-name="Tabella7.A1" office:value-type="string">
                  <text:p text:style-name="P81">Consommation de carburant (l/100km)</text:p>
                  <text:p text:style-name="P82">{{B<text:span text:style-name="T51">46</text:span>}}</text:p>
                  <text:p text:style-name="P82">{{B<text:span text:style-name="T51">47</text:span>}}</text:p>
                  <text:p text:style-name="P82">{{B4<text:span text:style-name="T51">8</text:span>}}</text:p>
                </table:table-cell>
              </table:table-row>
            </table:table>
            <text:p text:style-name="P83"/>
            <text:p text:style-name="P84"><text:span text:style-name="T59">47.1. </text:span>Émissions de CO2/<text:span text:style-name="T75">C</text:span>onsommation de carburant <text:span text:style-name="T75">v</text:span>aleurs <text:span text:style-name="T59">WLTP 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85"/>
                  <text:p text:style-name="P85">Faible:</text:p>
                  <text:p text:style-name="P85">Moyen </text:p>
                  <text:p text:style-name="P85">Haute:</text:p>
                  <text:p text:style-name="P85">Valeur maximum</text:p>
                  <text:p text:style-name="P85">Combiné</text:p>
                  <text:p text:style-name="P85">Pondéré combiné</text:p>
                </table:table-cell>
                <table:table-cell table:style-name="Tabella8.A1" office:value-type="string">
                  <text:p text:style-name="P86">CO<text:span text:style-name="T63">2</text:span><text:span text:style-name="T76">(g/km)</text:span></text:p>
                  <text:p text:style-name="P87">{{B<text:span text:style-name="T51">49</text:span>}}</text:p>
                  <text:p text:style-name="P87">{{B5<text:span text:style-name="T51">0</text:span>}}</text:p>
                  <text:p text:style-name="P87">{{B5<text:span text:style-name="T51">1</text:span>}}</text:p>
                  <text:p text:style-name="P87">{{B5<text:span text:style-name="T51">2</text:span>}}</text:p>
                  <text:p text:style-name="P87">{{B5<text:span text:style-name="T51">3</text:span>}}</text:p>
                  <text:p text:style-name="P88">-</text:p>
                </table:table-cell>
                <table:table-cell table:style-name="Tabella8.A1" office:value-type="string">
                  <text:p text:style-name="P81">Consommation de carburant (l/100km)</text:p>
                  <text:p text:style-name="P87">{{B5<text:span text:style-name="T51">4</text:span>}}</text:p>
                  <text:p text:style-name="P87">{{B5<text:span text:style-name="T51">5</text:span>}}</text:p>
                  <text:p text:style-name="P87">{{B<text:span text:style-name="T51">56</text:span>}}</text:p>
                  <text:p text:style-name="P87">{{B<text:span text:style-name="T51">57</text:span>}}</text:p>
                  <text:p text:style-name="P87">{{B5<text:span text:style-name="T51">8</text:span>}}</text:p>
                  <text:p text:style-name="P88">-</text:p>
                </table:table-cell>
              </table:table-row>
            </table:table>
            <text:p text:style-name="P89"><text:span text:style-name="T77">47.2</text:span>. <text:span text:style-name="T76">Véhicules électriques purs et véhicules électriques hybrides rechargeables en externe:</text:span></text:p>
            <text:p text:style-name="P90"><text:s/>Consommation électrique pondérée/combinée <text:s/><text:span text:style-name="T78"><text:s/></text:span><text:span text:style-name="T79"><text:s text:c="4"/></text:span><text:span text:style-name="T80"><text:s text:c="3"/>-</text:span><text:span text:style-name="T79"> </text:span><text:span text:style-name="T81"><text:s/></text:span><text:span text:style-name="T78">Wh/km</text:span></text:p>
            <text:p text:style-name="P91"><text:span text:style-name="T82"><text:s/>Gamme électrique <text:s text:c="50"/></text:span><text:span text:style-name="T83"><text:s/></text:span><text:span text:style-name="T84"><text:s text:c="2"/>-</text:span><text:span text:style-name="T83"> </text:span><text:span text:style-name="T85"><text:s text:c="2"/>km</text:span><text:span text:style-name="T86"> <text:s/></text:span>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7-30T00:48:12.237000000</meta:creation-date>
    <dc:date>2025-03-12T11:28:39.251151500</dc:date>
    <meta:editing-duration>PT16H3M2S</meta:editing-duration>
    <meta:editing-cycles>79</meta:editing-cycles>
    <meta:generator>LibreOffice/25.2.1.2$Windows_X86_64 LibreOffice_project/d3abf4aee5fd705e4a92bba33a32f40bc4e56f49</meta:generator>
    <meta:print-date>2022-05-03T15:40:28.127000000</meta:print-date>
    <meta:document-statistic meta:table-count="10" meta:image-count="0" meta:object-count="0" meta:page-count="2" meta:paragraph-count="198" meta:word-count="578" meta:character-count="4617" meta:non-whitespace-character-count="3228"/>
  </office:meta>
</office:document-meta>
</file>